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04db51" officeooo:paragraph-rsid="0004db51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4db51" officeooo:paragraph-rsid="0004db51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62775" officeooo:paragraph-rsid="00062775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81d9c" officeooo:paragraph-rsid="00081d9c"/>
    </style:style>
    <style:style style:name="P5" style:family="paragraph" style:parent-style-name="Table_20_Contents">
      <style:paragraph-properties fo:text-align="center" style:justify-single-word="false"/>
      <style:text-properties style:font-name="Ubuntu" officeooo:rsid="00062775" officeooo:paragraph-rsid="00062775"/>
    </style:style>
    <style:style style:name="P6" style:family="paragraph" style:parent-style-name="Table_20_Contents">
      <style:paragraph-properties fo:text-align="center" style:justify-single-word="false"/>
      <style:text-properties style:font-name="Ubuntu" officeooo:rsid="0006bd3b" officeooo:paragraph-rsid="0006bd3b"/>
    </style:style>
    <style:style style:name="T1" style:family="text">
      <style:text-properties officeooo:rsid="0005e010"/>
    </style:style>
    <style:style style:name="T2" style:family="text">
      <style:text-properties officeooo:rsid="00081d9c"/>
    </style:style>
    <style:style style:name="T3" style:family="text">
      <style:text-properties officeooo:rsid="0008c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gar Villasenor</text:p>
      <text:p text:style-name="P1">WSU ID: 11536698</text:p>
      <text:p text:style-name="P1">1 September 2020</text:p>
      <text:p text:style-name="P1">CptS 360</text:p>
      <text:p text:style-name="P2">Pre-Lab 1 <text:span text:style-name="T1">Report</text:span></text:p>
      <text:p text:style-name="P3">1)</text:p>
      <text:p text:style-name="P3"/>
      <text:p text:style-name="P3">A. <text:span text:style-name="T2">Observe the 6 cases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Case</text:p>
          </table:table-cell>
          <table:table-cell table:style-name="Table1.A1" office:value-type="string">
            <text:p text:style-name="P5">a.out</text:p>
          </table:table-cell>
          <table:table-cell table:style-name="Table1.A1" office:value-type="string">
            <text:p text:style-name="P5">TEXT</text:p>
          </table:table-cell>
          <table:table-cell table:style-name="Table1.A1" office:value-type="string">
            <text:p text:style-name="P5">DATA</text:p>
          </table:table-cell>
          <table:table-cell table:style-name="Table1.E1" office:value-type="string">
            <text:p text:style-name="P5">BSS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7236</text:p>
          </table:table-cell>
          <table:table-cell table:style-name="Table1.A2" office:value-type="string">
            <text:p text:style-name="P6">1507</text:p>
          </table:table-cell>
          <table:table-cell table:style-name="Table1.A2" office:value-type="string">
            <text:p text:style-name="P6">304</text:p>
          </table:table-cell>
          <table:table-cell table:style-name="Table1.E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7240</text:p>
          </table:table-cell>
          <table:table-cell table:style-name="Table1.A2" office:value-type="string">
            <text:p text:style-name="P6">1507</text:p>
          </table:table-cell>
          <table:table-cell table:style-name="Table1.A2" office:value-type="string">
            <text:p text:style-name="P6">308</text:p>
          </table:table-cell>
          <table:table-cell table:style-name="Table1.E2" office:value-type="string">
            <text:p text:style-name="P6">4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7236</text:p>
          </table:table-cell>
          <table:table-cell table:style-name="Table1.A2" office:value-type="string">
            <text:p text:style-name="P6">1507</text:p>
          </table:table-cell>
          <table:table-cell table:style-name="Table1.A2" office:value-type="string">
            <text:p text:style-name="P6">304</text:p>
          </table:table-cell>
          <table:table-cell table:style-name="Table1.E2" office:value-type="string">
            <text:p text:style-name="P6">40032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>47260</text:p>
          </table:table-cell>
          <table:table-cell table:style-name="Table1.A2" office:value-type="string">
            <text:p text:style-name="P6">1507</text:p>
          </table:table-cell>
          <table:table-cell table:style-name="Table1.A2" office:value-type="string">
            <text:p text:style-name="P6">40328</text:p>
          </table:table-cell>
          <table:table-cell table:style-name="Table1.E2" office:value-type="string">
            <text:p text:style-name="P6">4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6">7316</text:p>
          </table:table-cell>
          <table:table-cell table:style-name="Table1.A2" office:value-type="string">
            <text:p text:style-name="P6">1710</text:p>
          </table:table-cell>
          <table:table-cell table:style-name="Table1.A2" office:value-type="string">
            <text:p text:style-name="P6">308</text:p>
          </table:table-cell>
          <table:table-cell table:style-name="Table1.E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6">7328</text:p>
          </table:table-cell>
          <table:table-cell table:style-name="Table1.A2" office:value-type="string">
            <text:p text:style-name="P6">1523</text:p>
          </table:table-cell>
          <table:table-cell table:style-name="Table1.A2" office:value-type="string">
            <text:p text:style-name="P6">304</text:p>
          </table:table-cell>
          <table:table-cell table:style-name="Table1.E2" office:value-type="string">
            <text:p text:style-name="P6">40068</text:p>
          </table:table-cell>
        </table:table-row>
      </table:table>
      <text:p text:style-name="P3"/>
      <text:p text:style-name="P4">B.</text:p>
      <text:p text:style-name="P4">Which variables are in DATA?</text:p>
      <text:p text:style-name="P4"><text:tab/>a, b, c, g = 3 and g[100000] = {4}</text:p>
      <text:p text:style-name="P4">Which variables are in BSS? </text:p>
      <text:p text:style-name="P4"><text:tab/>g, d[10000]</text:p>
      <text:p text:style-name="P4"/>
      <text:p text:style-name="P4">C.</text:p>
      <text:p text:style-name="P4">Which sections are in a.out?</text:p>
      <text:p text:style-name="P4"><text:tab/>Data and Text</text:p>
      <text:p text:style-name="P4">Which sections are not in a.out?</text:p>
      <text:p text:style-name="P4"><text:tab/>BSS</text:p>
      <text:p text:style-name="P4"/>
      <text:p text:style-name="P4">Why?</text:p>
      <text:p text:style-name="P4"><text:tab/>Data contains the initialized static and global data while Text contains the code that <text:tab/>will be run.</text:p>
      <text:p text:style-name="P4"><text:tab/>Data and Text are both in a,out. BSS contains unitialized global and static local <text:tab/>variables so it is not in a.out. It’s size is recorded in <text:span text:style-name="T3">the </text:span>a.out h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3:50:44.673748720</meta:creation-date>
    <dc:date>2020-08-31T20:58:33.073461289</dc:date>
    <meta:editing-duration>PT13M30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55" meta:word-count="140" meta:character-count="654" meta:non-whitespace-character-count="560"/>
  </office:meta>
</office:document-meta>
</file>